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ff00ff" draw:marker-end="Arrow" draw:marker-end-width="0.2cm" draw:fill="none" draw:textarea-vertical-align="middle"/>
    </style:style>
    <style:style style:name="gr191" style:family="graphic" style:parent-style-name="objectwithoutfill">
      <style:graphic-properties svg:stroke-color="#000000" draw:marker-start="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7" style:family="graphic" style:parent-style-name="Обычный_5f_1">
      <style:graphic-properties draw:textarea-horizontal-align="justify" draw:textarea-vertical-align="middle" draw:auto-grow-height="false" fo:min-height="0.65cm" fo:min-width="3.5cm"/>
    </style:style>
    <style:style style:name="gr198" style:family="graphic" style:parent-style-name="Обычный_5f_1">
      <style:graphic-properties draw:fill="solid" draw:fill-color="#ffcc99" draw:textarea-horizontal-align="justify" draw:textarea-vertical-align="middle" draw:auto-grow-height="false" fo:min-height="0.65cm" fo:min-width="3.301cm"/>
    </style:style>
    <style:style style:name="gr199" style:family="graphic" style:parent-style-name="Обычный_5f_1">
      <style:graphic-properties draw:stroke="none" svg:stroke-color="#000000" draw:fill="none" draw:fill-color="#ffffff" draw:textarea-horizontal-align="left" draw:auto-grow-height="true" draw:auto-grow-width="true" fo:min-height="0.513cm" fo:min-width="3.825cm"/>
    </style:style>
    <style:style style:name="gr200" style:family="graphic" style:parent-style-name="Обычный_5f_1">
      <style:graphic-properties draw:stroke="none" svg:stroke-color="#000000" draw:fill="none" draw:fill-color="#ffffff" draw:textarea-horizontal-align="left" draw:auto-grow-height="true" draw:auto-grow-width="true" fo:min-height="0.513cm" fo:min-width="4.252cm"/>
    </style:style>
    <style:style style:name="gr201" style:family="graphic" style:parent-style-name="Обычный_5f_1">
      <style:graphic-properties svg:stroke-color="#008000" draw:textarea-horizontal-align="justify" draw:textarea-vertical-align="middle" draw:auto-grow-height="false" fo:min-height="0.65cm" fo:min-width="3.5cm"/>
    </style:style>
    <style:style style:name="gr202" style:family="graphic" style:parent-style-name="Обычный_5f_1">
      <style:graphic-properties draw:stroke="none" svg:stroke-color="#000000" draw:fill="none" draw:fill-color="#ffffff" draw:textarea-horizontal-align="left" draw:auto-grow-height="true" draw:auto-grow-width="true" fo:min-height="0.479cm" fo:min-width="2.606cm"/>
    </style:style>
    <style:style style:name="gr203" style:family="graphic" style:parent-style-name="Обычный_5f_1">
      <style:graphic-properties draw:stroke="none" svg:stroke-color="#000000" draw:fill="none" draw:fill-color="#ffffff" draw:textarea-horizontal-align="center" draw:textarea-vertical-align="middle" draw:auto-grow-height="true" draw:auto-grow-width="false" fo:min-height="0.479cm" fo:min-width="2.601cm"/>
    </style:style>
    <style:style style:name="gr204" style:family="graphic" style:parent-style-name="Обычный_5f_1">
      <style:graphic-properties draw:stroke="none" svg:stroke-color="#ff00ff" draw:fill="none" draw:fill-color="#ffffff" draw:textarea-horizontal-align="center" draw:textarea-vertical-align="middle" draw:auto-grow-height="true" draw:auto-grow-width="false" fo:min-height="0.479cm" fo:min-width="2.601cm"/>
    </style:style>
    <style:style style:name="gr205" style:family="graphic" style:parent-style-name="Обычный_5f_1">
      <style:graphic-properties draw:stroke="none" svg:stroke-color="#008000" draw:fill="none" draw:fill-color="#ffffff" draw:textarea-horizontal-align="center" draw:textarea-vertical-align="middle" draw:auto-grow-height="true" draw:auto-grow-width="false" fo:min-height="0.957cm" fo:min-width="2.601cm"/>
    </style:style>
    <style:style style:name="gr206" style:family="graphic" style:parent-style-name="Обычный_5f_1">
      <style:graphic-properties draw:stroke="none" svg:stroke-color="#000000" draw:fill="none" draw:fill-color="#ffffff" draw:textarea-horizontal-align="center" draw:textarea-vertical-align="middle" draw:auto-grow-height="true" draw:auto-grow-width="false" fo:min-height="0.957cm" fo:min-width="2.601cm"/>
    </style:style>
    <style:style style:name="gr207" style:family="graphic" style:parent-style-name="Обычный_5f_1">
      <style:graphic-properties draw:stroke="none" svg:stroke-color="#000000" draw:fill="none" draw:fill-color="#ffffff" draw:textarea-horizontal-align="center" draw:textarea-vertical-align="middle" draw:auto-grow-height="true" draw:auto-grow-width="false" fo:min-height="0.416cm" fo:min-width="2.601cm"/>
    </style:style>
    <style:style style:name="gr208" style:family="graphic" style:parent-style-name="Обычный_5f_1">
      <style:graphic-properties draw:stroke="none" svg:stroke-color="#000000" draw:fill="none" draw:fill-color="#ffffff" draw:textarea-horizontal-align="center" draw:textarea-vertical-align="middle" draw:auto-grow-height="true" draw:auto-grow-width="false" fo:min-height="0.816cm" fo:min-width="2.601cm"/>
    </style:style>
    <style:style style:name="gr209" style:family="graphic" style:parent-style-name="Обычный_5f_1">
      <style:graphic-properties draw:stroke="none" svg:stroke-color="#000000" draw:fill="none" draw:fill-color="#ffffff" draw:textarea-horizontal-align="center" draw:textarea-vertical-align="middle" draw:auto-grow-height="true" draw:auto-grow-width="false" fo:min-height="0.491cm" fo:min-width="2.601cm"/>
    </style:style>
    <style:style style:name="gr210" style:family="graphic" style:parent-style-name="Обычный_5f_1">
      <style:graphic-properties draw:stroke="none" svg:stroke-color="#008000" draw:fill="none" draw:fill-color="#ffffff" draw:textarea-horizontal-align="center" draw:textarea-vertical-align="middle" draw:auto-grow-height="true" draw:auto-grow-width="false" fo:min-height="0.616cm" fo:min-width="2.601cm"/>
    </style:style>
    <style:style style:name="gr211" style:family="graphic" style:parent-style-name="Обычный_5f_1">
      <style:graphic-properties draw:stroke="none" svg:stroke-color="#000000" draw:fill="none" draw:fill-color="#ffffff" draw:textarea-horizontal-align="left" draw:auto-grow-height="true" draw:auto-grow-width="true" fo:min-height="0.513cm" fo:min-width="1.501cm"/>
    </style:style>
    <style:style style:name="gr212" style:family="graphic" style:parent-style-name="Обычный_5f_1">
      <style:graphic-properties draw:stroke="none" svg:stroke-color="#000000" draw:fill="none" draw:fill-color="#ffffff" draw:textarea-horizontal-align="left" draw:auto-grow-height="true" draw:auto-grow-width="true" fo:min-height="0.479cm" fo:min-width="5.908cm"/>
    </style:style>
    <style:style style:name="gr213" style:family="graphic" style:parent-style-name="Обычный_5f_1">
      <style:graphic-properties draw:stroke="none" svg:stroke-color="#008000" draw:fill="none" draw:fill-color="#ffffff" draw:textarea-horizontal-align="center" draw:textarea-vertical-align="middle" draw:auto-grow-height="true" draw:auto-grow-width="false" fo:min-height="0.479cm" fo:min-width="2.601cm"/>
    </style:style>
    <style:style style:name="gr214" style:family="graphic" style:parent-style-name="Обычный_5f_1">
      <style:graphic-properties draw:stroke="none" svg:stroke-color="#000080" draw:fill="none" draw:fill-color="#ffffff" draw:textarea-horizontal-align="center" draw:textarea-vertical-align="middle" draw:auto-grow-height="true" draw:auto-grow-width="false" fo:min-height="0.479cm" fo:min-width="2.601cm"/>
    </style:style>
    <style:style style:name="gr215" style:family="graphic" style:parent-style-name="Обычный_5f_1">
      <style:graphic-properties svg:stroke-color="#008000" draw:fill="solid" draw:fill-color="#ffcc99" draw:textarea-horizontal-align="justify" draw:textarea-vertical-align="middle" draw:auto-grow-height="false" fo:min-height="0.65cm" fo:min-width="3.301cm"/>
    </style:style>
    <style:style style:name="gr216" style:family="graphic" style:parent-style-name="Обычный_5f_1">
      <style:graphic-properties draw:stroke="none" svg:stroke-color="#000000" draw:fill="none" draw:fill-color="#ffffff" draw:textarea-horizontal-align="left" draw:auto-grow-height="true" draw:auto-grow-width="true" fo:min-height="0cm" fo:min-width="0cm"/>
    </style:style>
    <style:style style:name="gr217" style:family="graphic" style:parent-style-name="standard">
      <style:graphic-properties draw:fill="solid" draw:fill-color="#ff00ff" draw:textarea-horizontal-align="center" draw:textarea-vertical-align="bottom" draw:auto-grow-height="false"/>
    </style:style>
    <style:style style:name="gr218" style:family="graphic" style:parent-style-name="standard">
      <style:graphic-properties draw:fill="solid" draw:fill-color="#33cc66" draw:textarea-horizontal-align="center" draw:textarea-vertical-align="bottom" draw:auto-grow-height="false"/>
    </style:style>
    <style:style style:name="gr219" style:family="graphic" style:parent-style-name="standard">
      <style:graphic-properties draw:fill="solid" draw:fill-color="#e6e64c" draw:textarea-horizontal-align="left" draw:textarea-vertical-align="bottom" draw:auto-grow-height="false"/>
    </style:style>
    <style:style style:name="gr220" style:family="graphic" style:parent-style-name="standard">
      <style:graphic-properties draw:fill="solid" draw:fill-color="#23ff23" draw:textarea-horizontal-align="left" draw:textarea-vertical-align="top" draw:auto-grow-height="false"/>
    </style:style>
    <style:style style:name="gr221"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22" style:family="graphic" style:parent-style-name="standard">
      <style:graphic-properties draw:fill="solid" draw:fill-color="#e6e64c" draw:textarea-horizontal-align="justify" draw:textarea-vertical-align="middle" draw:auto-grow-height="false"/>
    </style:style>
    <style:style style:name="gr223" style:family="graphic" style:parent-style-name="standard">
      <style:graphic-properties draw:fill="solid" draw:fill-color="#ff00ff" draw:textarea-horizontal-align="justify" draw:textarea-vertical-align="middle" draw:auto-grow-height="false"/>
    </style:style>
    <style:style style:name="gr224" style:family="graphic" style:parent-style-name="standard">
      <style:graphic-properties draw:fill="solid" draw:fill-color="#cccccc" draw:textarea-horizontal-align="justify" draw:textarea-vertical-align="middle" draw:auto-grow-height="false"/>
    </style:style>
    <style:style style:name="gr225" style:family="graphic" style:parent-style-name="standard">
      <style:graphic-properties draw:fill="solid" draw:fill-color="#ff6633" draw:textarea-horizontal-align="justify" draw:textarea-vertical-align="middle" draw:auto-grow-height="false" fo:min-height="0cm" fo:min-width="0cm"/>
    </style:style>
    <style:style style:name="gr226" style:family="graphic" style:parent-style-name="standard">
      <style:graphic-properties draw:fill="solid" draw:fill-color="#ff9966" draw:textarea-horizontal-align="justify" draw:textarea-vertical-align="middle" draw:auto-grow-height="false" fo:padding-top="0.18cm"/>
    </style:style>
    <style:style style:name="gr227" style:family="graphic" style:parent-style-name="standard">
      <style:graphic-properties draw:fill="solid" draw:fill-color="#00dcff" draw:textarea-vertical-align="middle" draw:auto-grow-height="false" fo:min-height="0.749cm" fo:min-width="0.499cm"/>
    </style:style>
    <style:style style:name="gr228" style:family="graphic" style:parent-style-name="objectwithoutfill">
      <style:graphic-properties draw:stroke="dash" draw:stroke-dash="Ultrafine_20_Dashed" draw:fill="none" draw:textarea-vertical-align="middle"/>
    </style:style>
    <style:style style:name="gr229" style:family="graphic" style:parent-style-name="standard">
      <style:graphic-properties draw:fill="solid" draw:fill-color="#9999ff" draw:textarea-horizontal-align="justify" draw:textarea-vertical-align="middle" draw:auto-grow-height="false"/>
    </style:style>
    <style:style style:name="gr230" style:family="graphic" style:parent-style-name="standard">
      <style:graphic-properties draw:fill="solid" draw:fill-color="#00ffff" draw:textarea-horizontal-align="justify" draw:textarea-vertical-align="middle" draw:auto-grow-height="false"/>
    </style:style>
    <style:style style:name="gr231" style:family="graphic" style:parent-style-name="standard">
      <style:graphic-properties draw:fill="solid" draw:fill-color="#33a3a3" draw:textarea-horizontal-align="justify" draw:textarea-vertical-align="middle" draw:auto-grow-height="false"/>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33"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34"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35" style:family="graphic" style:parent-style-name="standard">
      <style:graphic-properties svg:stroke-color="#23ff23" draw:fill="none" draw:textarea-horizontal-align="justify" draw:textarea-vertical-align="middle" draw:auto-grow-height="false"/>
    </style:style>
    <style:style style:name="gr236" style:family="graphic" style:parent-style-name="objectwithoutfill">
      <style:graphic-properties draw:marker-end="Arrow" draw:marker-end-width="0.3cm" draw:fill="none" draw:textarea-vertical-align="middle"/>
    </style:style>
    <style:style style:name="gr237" style:family="graphic" style:parent-style-name="standard">
      <style:graphic-properties svg:stroke-color="#ff8080" draw:fill="none" draw:textarea-horizontal-align="justify" draw:textarea-vertical-align="middle" draw:auto-grow-height="false"/>
    </style:style>
    <style:style style:name="gr238" style:family="graphic" style:parent-style-name="standard">
      <style:graphic-properties svg:stroke-color="#83caff" draw:fill="none" draw:textarea-horizontal-align="justify" draw:textarea-vertical-align="middle" draw:auto-grow-height="false"/>
    </style:style>
    <style:style style:name="gr239"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40"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41" style:family="graphic" style:parent-style-name="standard">
      <style:graphic-properties draw:fill="solid" draw:fill-color="#2300dc" draw:textarea-horizontal-align="justify" draw:textarea-vertical-align="middle" draw:auto-grow-height="false"/>
    </style:style>
    <style:style style:name="gr242" style:family="graphic" style:parent-style-name="standard">
      <style:graphic-properties draw:fill="solid" draw:fill-color="#0099ff" draw:textarea-horizontal-align="justify" draw:textarea-vertical-align="middle" draw:auto-grow-height="false"/>
    </style:style>
    <style:style style:name="gr243" style:family="graphic" style:parent-style-name="standard">
      <style:graphic-properties svg:stroke-color="#2300dc" draw:fill="none" draw:textarea-horizontal-align="justify" draw:textarea-vertical-align="middle" draw:auto-grow-height="false"/>
    </style:style>
    <style:style style:name="gr244" style:family="graphic" style:parent-style-name="standard">
      <style:graphic-properties svg:stroke-color="#0099ff" draw:fill="none" draw:textarea-horizontal-align="justify" draw:textarea-vertical-align="middle" draw:auto-grow-height="false"/>
    </style:style>
    <style:style style:name="gr245" style:family="graphic" style:parent-style-name="standard">
      <style:graphic-properties draw:stroke-dash="Fine_20_Dashed" svg:stroke-color="#99ccff" draw:fill="none" draw:textarea-horizontal-align="justify" draw:textarea-vertical-align="middle" draw:auto-grow-height="false"/>
    </style:style>
    <style:style style:name="gr246"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47"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48" style:family="graphic" style:parent-style-name="standard">
      <style:graphic-properties draw:fill="solid" draw:fill-color="#ff8080" draw:textarea-horizontal-align="justify" draw:textarea-vertical-align="middle" draw:auto-grow-height="false"/>
    </style:style>
    <style:style style:name="gr249"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50"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51"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52"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53" style:family="graphic" style:parent-style-name="objectwithoutfill">
      <style:graphic-properties draw:fill="none"/>
    </style:style>
    <style:style style:name="gr254" style:family="graphic" style:parent-style-name="standard">
      <style:graphic-properties svg:stroke-color="#23ff23" draw:fill="none" draw:textarea-horizontal-align="justify" draw:textarea-vertical-align="middle" draw:auto-grow-height="false" fo:min-height="4.7cm" fo:min-width="4.45cm"/>
    </style:style>
    <style:style style:name="gr255" style:family="graphic" style:parent-style-name="standard">
      <style:graphic-properties svg:stroke-color="#ff8080" draw:fill="none" draw:textarea-horizontal-align="justify" draw:textarea-vertical-align="middle" draw:auto-grow-height="false" fo:min-height="1.447cm" fo:min-width="1.198cm"/>
    </style:style>
    <style:style style:name="gr256" style:family="graphic" style:parent-style-name="standard">
      <style:graphic-properties svg:stroke-color="#83caff" draw:fill="none" draw:textarea-horizontal-align="justify" draw:textarea-vertical-align="middle" draw:auto-grow-height="false" fo:min-height="1.377cm" fo:min-width="1.153cm"/>
    </style:style>
    <style:style style:name="gr257" style:family="graphic" style:parent-style-name="standard">
      <style:graphic-properties svg:stroke-color="#ff8080" draw:fill="none" draw:textarea-horizontal-align="justify" draw:textarea-vertical-align="middle" draw:auto-grow-height="false" fo:min-height="0.6cm" fo:min-width="0.35cm"/>
    </style:style>
    <style:style style:name="gr258" style:family="graphic" style:parent-style-name="standard">
      <style:graphic-properties svg:stroke-color="#83caff" draw:fill="none" draw:textarea-horizontal-align="justify" draw:textarea-vertical-align="middle" draw:auto-grow-height="false" fo:min-height="0.6cm" fo:min-width="0.35cm"/>
    </style:style>
    <style:style style:name="gr259" style:family="graphic" style:parent-style-name="standard">
      <style:graphic-properties draw:textarea-horizontal-align="justify" draw:textarea-vertical-align="middle" draw:auto-grow-height="false" fo:min-height="0.331cm" fo:min-width="0.501cm"/>
    </style:style>
    <style:style style:name="gr260" style:family="graphic" style:parent-style-name="standard">
      <style:graphic-properties draw:textarea-horizontal-align="justify" draw:textarea-vertical-align="middle" draw:auto-grow-height="false" fo:min-height="1.192cm" fo:min-width="1.001cm"/>
    </style:style>
    <style:style style:name="gr261"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62" style:family="graphic" style:parent-style-name="standard">
      <style:graphic-properties draw:textarea-horizontal-align="justify" draw:textarea-vertical-align="middle" draw:auto-grow-height="false" fo:min-height="0.95cm" fo:min-width="1cm"/>
    </style:style>
    <style:style style:name="gr263" style:family="graphic" style:parent-style-name="standard">
      <style:graphic-properties draw:textarea-horizontal-align="justify" draw:textarea-vertical-align="middle" draw:auto-grow-height="false" fo:min-height="0.151cm" fo:min-width="0cm"/>
    </style:style>
    <style:style style:name="gr264"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65" style:family="graphic" style:parent-style-name="objectwithoutfill">
      <style:graphic-properties draw:stroke="dash" draw:stroke-dash="Fine_20_Dashed" draw:fill="none"/>
    </style:style>
    <style:style style:name="gr266" style:family="graphic" style:parent-style-name="standard">
      <style:graphic-properties draw:stroke="none" draw:stroke-dash="Fine_20_Dashed" draw:fill="none" fo:min-height="0.48cm"/>
    </style:style>
    <style:style style:name="gr267" style:family="graphic" style:parent-style-name="objectwithoutfill">
      <style:graphic-properties draw:stroke="dash" draw:stroke-dash="Dashed_20__28_var_29_" draw:fill="none"/>
    </style:style>
    <style:style style:name="gr268" style:family="graphic" style:parent-style-name="objectwithoutfill">
      <style:graphic-properties draw:stroke="dash" draw:stroke-dash="_33__20_Dashes_20_3_20_Dots_20__28_var_29_" draw:marker-end="Arrowhead_20_13" draw:marker-end-width="0.15cm" draw:fill="none"/>
    </style:style>
    <style:style style:name="gr269" style:family="graphic" style:parent-style-name="objectwithoutfill">
      <style:graphic-properties draw:stroke="dash" draw:stroke-dash="_33__20_Dashes_20_3_20_Dots_20__28_var_29_" draw:fill="none"/>
    </style:style>
    <style:style style:name="gr270" style:family="graphic" style:parent-style-name="objectwithoutfill">
      <style:graphic-properties draw:stroke="dash" draw:stroke-dash="Fine_20_Dashed" draw:marker-end="Rounded_20_large_20_Arrow" draw:marker-end-width="0.15cm" draw:fill="none"/>
    </style:style>
    <style:style style:name="gr271"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72"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73"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74"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75"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76" style:family="graphic" style:parent-style-name="objectwithoutfill">
      <style:graphic-properties draw:stroke="dash" draw:stroke-dash="_32__20_Dots_20_1_20_Dash" draw:fill="none"/>
    </style:style>
    <style:style style:name="gr277"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78"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79" style:family="graphic" style:parent-style-name="standard">
      <style:graphic-properties draw:textarea-horizontal-align="justify" draw:textarea-vertical-align="middle" draw:auto-grow-height="false" fo:min-height="0.4cm" fo:min-width="0.52cm" fo:wrap-option="no-wrap"/>
    </style:style>
    <style:style style:name="gr280" style:family="graphic" style:parent-style-name="standard">
      <style:graphic-properties draw:textarea-vertical-align="middle" draw:auto-grow-height="false" fo:min-height="0.113cm" fo:min-width="0cm" fo:wrap-option="wrap"/>
    </style:style>
    <style:style style:name="gr281" style:family="graphic" style:parent-style-name="standard">
      <style:graphic-properties draw:textarea-horizontal-align="justify" draw:textarea-vertical-align="middle" draw:auto-grow-height="false" fo:min-height="0.576cm" fo:min-width="0.426cm"/>
    </style:style>
    <style:style style:name="gr282" style:family="graphic" style:parent-style-name="standard">
      <style:graphic-properties draw:textarea-horizontal-align="justify" draw:textarea-vertical-align="middle" draw:auto-grow-height="false" fo:min-height="0.636cm" fo:min-width="0.305cm"/>
    </style:style>
    <style:style style:name="gr283" style:family="graphic" style:parent-style-name="standard">
      <style:graphic-properties draw:textarea-horizontal-align="justify" draw:textarea-vertical-align="middle" draw:auto-grow-height="false" fo:min-height="0.331cm" fo:min-width="0.401cm"/>
    </style:style>
    <style:style style:name="gr284" style:family="graphic" style:parent-style-name="standard">
      <style:graphic-properties draw:textarea-horizontal-align="justify" draw:textarea-vertical-align="middle" draw:auto-grow-height="false" fo:min-height="0.244cm" fo:min-width="0.346cm" fo:wrap-option="no-wrap"/>
    </style:style>
    <style:style style:name="gr285" style:family="graphic" style:parent-style-name="standard">
      <style:graphic-properties draw:textarea-horizontal-align="justify" draw:textarea-vertical-align="middle" draw:auto-grow-height="false" fo:min-height="0.451cm" fo:min-width="0.701cm" fo:wrap-option="no-wrap"/>
    </style:style>
    <style:style style:name="gr286"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87"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88" style:family="graphic" style:parent-style-name="standard">
      <style:graphic-properties svg:stroke-color="#23ff23" draw:fill="none" draw:textarea-horizontal-align="justify" draw:textarea-vertical-align="middle" draw:auto-grow-height="false" fo:min-height="1.377cm" fo:min-width="1.153cm"/>
    </style:style>
    <style:style style:name="gr289"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90" style:family="graphic" style:parent-style-name="standard">
      <style:graphic-properties draw:stroke="none" draw:fill="none" fo:min-height="0.514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fo:color="#008000" style:font-size-asian="18pt" style:font-size-complex="18pt"/>
    </style:style>
    <style:style style:name="P35" style:family="paragraph">
      <style:paragraph-properties fo:text-align="center"/>
      <style:text-properties fo:color="#000080"/>
    </style:style>
    <style:style style:name="P36" style:family="paragraph">
      <style:text-properties fo:color="#00dcff" fo:font-size="16pt" fo:font-weight="bold" style:font-size-asian="16pt" style:font-weight-asian="bold" style:font-size-complex="16pt" style:font-weight-complex="bold"/>
    </style:style>
    <style:style style:name="P37" style:family="paragraph">
      <style:text-properties fo:color="#ff9966" fo:font-size="16pt" fo:font-weight="bold" style:font-size-asian="16pt" style:font-weight-asian="bold" style:font-size-complex="16pt" style:font-weight-complex="bold"/>
    </style:style>
    <style:style style:name="P38" style:family="paragraph">
      <style:paragraph-properties fo:text-align="center"/>
      <style:text-properties fo:font-size="12pt"/>
    </style:style>
    <style:style style:name="P39" style:family="paragraph">
      <style:paragraph-properties fo:text-align="center"/>
      <style:text-properties fo:color="#008000" fo:font-size="12pt"/>
    </style:style>
    <style:style style:name="P40" style:family="paragraph">
      <style:text-properties fo:font-size="12pt"/>
    </style:style>
    <style:style style:name="P41" style:family="paragraph">
      <style:paragraph-properties fo:text-align="center"/>
      <style:text-properties fo:color="#008000" fo:font-size="12pt" style:font-size-asian="18pt" style:font-size-complex="18pt"/>
    </style:style>
    <style:style style:name="P42" style:family="paragraph">
      <style:paragraph-properties fo:text-align="center"/>
      <style:text-properties fo:font-size="16pt" style:font-size-asian="16pt" style:font-size-complex="16pt"/>
    </style:style>
    <style:style style:name="P43" style:family="paragraph">
      <style:paragraph-properties fo:text-align="center"/>
      <style:text-properties fo:font-size="9pt" style:font-size-asian="9pt" style:font-size-complex="9pt"/>
    </style:style>
    <style:style style:name="P44" style:family="paragraph">
      <style:paragraph-properties fo:text-align="center"/>
      <style:text-properties fo:font-size="8pt" style:font-size-asian="8pt" style:font-size-complex="8pt"/>
    </style:style>
    <style:style style:name="P45" style:family="paragraph">
      <style:text-properties fo:font-size="9pt" style:font-size-asian="9pt" style:font-size-complex="9pt"/>
    </style:style>
    <style:style style:name="P46" style:family="paragraph">
      <style:text-properties fo:color="#ff8080" fo:font-size="18pt" style:font-size-asian="18pt" style:font-size-complex="18pt"/>
    </style:style>
    <style:style style:name="P47" style:family="paragraph">
      <style:text-properties fo:color="#0099ff" fo:font-size="18pt" style:font-size-asian="18pt" style:font-size-complex="18pt"/>
    </style:style>
    <style:style style:name="P48" style:family="paragraph">
      <style:text-properties fo:color="#23ff23" fo:font-size="18pt" style:font-size-asian="18pt" style:font-size-complex="18pt"/>
    </style:style>
    <style:style style:name="P49" style:family="paragraph">
      <style:paragraph-properties fo:text-align="end"/>
    </style:style>
    <style:style style:name="P50" style:family="paragraph">
      <style:paragraph-properties fo:text-align="end"/>
      <style:text-properties fo:font-size="9pt" style:font-size-asian="9pt" style:font-size-complex="9pt"/>
    </style:style>
    <style:style style:name="P51" style:family="paragraph">
      <style:text-properties fo:color="#3deb3d" fo:font-size="18pt" style:font-size-asian="18pt" style:font-size-complex="18pt"/>
    </style:style>
    <style:style style:name="P52" style:family="paragraph">
      <style:text-properties fo:font-size="11pt" style:font-size-asian="11pt" style:font-size-complex="11pt"/>
    </style:style>
    <style:style style:name="P53" style:family="paragraph">
      <style:paragraph-properties fo:text-align="start"/>
      <style:text-properties fo:font-size="13pt" style:font-size-asian="13pt" style:font-size-complex="13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fo:color="#008000" style:font-size-asian="18pt" style:font-size-complex="18pt"/>
    </style:style>
    <style:style style:name="T29" style:family="text">
      <style:text-properties fo:color="#000080"/>
    </style:style>
    <style:style style:name="T30" style:family="text">
      <style:text-properties fo:color="#00dcff" fo:font-size="16pt" fo:font-weight="bold" style:font-size-asian="16pt" style:font-weight-asian="bold" style:font-size-complex="16pt" style:font-weight-complex="bold"/>
    </style:style>
    <style:style style:name="T31" style:family="text">
      <style:text-properties fo:color="#ff9966" fo:font-size="16pt" fo:font-weight="bold" style:font-size-asian="16pt" style:font-weight-asian="bold" style:font-size-complex="16pt" style:font-weight-complex="bold"/>
    </style:style>
    <style:style style:name="T32" style:family="text">
      <style:text-properties fo:font-size="12pt"/>
    </style:style>
    <style:style style:name="T33" style:family="text">
      <style:text-properties fo:color="#008000" fo:font-size="12pt"/>
    </style:style>
    <style:style style:name="T34" style:family="text">
      <style:text-properties fo:color="#008000" fo:font-size="12pt" style:font-size-asian="18pt" style:font-size-complex="18pt"/>
    </style:style>
    <style:style style:name="T35" style:family="text">
      <style:text-properties fo:font-size="9pt" style:font-size-asian="9pt" style:font-size-complex="9pt"/>
    </style:style>
    <style:style style:name="T36" style:family="text">
      <style:text-properties fo:font-size="8pt" style:font-size-asian="8pt" style:font-size-complex="8pt"/>
    </style:style>
    <style:style style:name="T37" style:family="text">
      <style:text-properties fo:color="#ff8080" fo:font-size="18pt" style:font-size-asian="18pt" style:font-size-complex="18pt"/>
    </style:style>
    <style:style style:name="T38" style:family="text">
      <style:text-properties fo:color="#0099ff" fo:font-size="18pt" style:font-size-asian="18pt" style:font-size-complex="18pt"/>
    </style:style>
    <style:style style:name="T39" style:family="text">
      <style:text-properties fo:color="#23ff23" fo:font-size="18pt" style:font-size-asian="18pt" style:font-size-complex="18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1pt" fo:font-weight="bold" style:font-size-asian="11pt" style:font-weight-asian="bold" style:font-size-complex="11pt" style:font-weight-complex="bold"/>
    </style:style>
    <style:style style:name="T42" style:family="text">
      <style:text-properties fo:color="#3deb3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6.9cm">
          <text:p text:style-name="P1">ST_IpCheck</text:p>
          <draw:enhanced-geometry svg:viewBox="0 0 21600 21600" draw:type="rectangle" draw:enhanced-path="M 0 0 L 21600 0 21600 21600 0 21600 0 0 Z N"/>
        </draw:custom-shape>
        <draw:custom-shape draw:style-name="gr19" draw:text-style-name="P1" draw:layer="layout" svg:width="3.801cm" svg:height="0.9cm" svg:x="3.799cm" svg:y="5.7cm">
          <text:p text:style-name="P1">ST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8.099cm">
          <text:p text:style-name="P1">ST_Protocol</text:p>
          <draw:enhanced-geometry svg:viewBox="0 0 21600 21600" draw:type="rectangle" draw:enhanced-path="M 0 0 L 21600 0 21600 21600 0 21600 0 0 Z N"/>
        </draw:custom-shape>
        <draw:custom-shape draw:style-name="gr19" draw:text-style-name="P1" draw:layer="layout" svg:width="3.801cm" svg:height="0.9cm" svg:x="3.798cm" svg:y="6.899cm">
          <text:p text:style-name="P1">ST_Protocol</text:p>
          <draw:enhanced-geometry svg:viewBox="0 0 21600 21600" draw:type="rectangle" draw:enhanced-path="M 0 0 L 21600 0 21600 21600 0 21600 0 0 Z N"/>
        </draw:custom-shape>
        <draw:custom-shape draw:style-name="gr182" draw:text-style-name="P33" draw:layer="layout" svg:width="4cm" svg:height="0.9cm" svg:x="12.599cm" svg:y="9.299cm">
          <text:p text:style-name="P33">ST_Puzzle</text:p>
          <draw:enhanced-geometry svg:viewBox="0 0 21600 21600" draw:type="rectangle" draw:enhanced-path="M 0 0 L 21600 0 21600 21600 0 21600 0 0 Z N"/>
        </draw:custom-shape>
        <draw:custom-shape draw:style-name="gr19" draw:text-style-name="P1" draw:layer="layout" svg:width="3.801cm" svg:height="0.9cm" svg:x="3.798cm" svg:y="21.599cm">
          <text:p text:style-name="P1">ST_Sign</text:p>
          <draw:enhanced-geometry svg:viewBox="0 0 21600 21600" draw:type="rectangle" draw:enhanced-path="M 0 0 L 21600 0 21600 21600 0 21600 0 0 Z N"/>
        </draw:custom-shape>
        <draw:frame draw:style-name="gr183" draw:layer="layout" svg:width="3.106cm" svg:height="0.729cm" svg:x="8.6cm" svg:y="7.1cm">
          <draw:text-box>
            <text:p>подключение</text:p>
          </draw:text-box>
        </draw:frame>
        <draw:line draw:style-name="gr184" draw:text-style-name="P1" draw:layer="layout" svg:x1="8.5cm" svg:y1="7.9cm" svg:x2="11.9cm" svg:y2="7.9cm">
          <text:p/>
        </draw:line>
        <draw:frame draw:style-name="gr185" draw:text-style-name="P1" draw:layer="layout" svg:width="3.101cm" svg:height="0.729cm" svg:x="8.599cm" svg:y="8.198cm">
          <draw:text-box>
            <text:p text:style-name="P1">Auth_Hello</text:p>
          </draw:text-box>
        </draw:frame>
        <draw:line draw:style-name="gr14" draw:text-style-name="P1" draw:layer="layout" svg:x1="8.499cm" svg:y1="9cm" svg:x2="11.899cm" svg:y2="9cm">
          <text:p/>
        </draw:line>
        <draw:frame draw:style-name="gr186" draw:text-style-name="P33" draw:layer="layout" svg:width="3.6cm" svg:height="0.729cm" svg:x="8.4cm" svg:y="9.398cm">
          <draw:text-box>
            <text:p text:style-name="P1"><text:span text:style-name="T18">Auth_Puzzle</text:span></text:p>
          </draw:text-box>
        </draw:frame>
        <draw:line draw:style-name="gr187" draw:text-style-name="P1" draw:layer="layout" svg:x1="8.498cm" svg:y1="10.2cm" svg:x2="11.898cm" svg:y2="10.2cm">
          <text:p/>
        </draw:line>
        <draw:frame draw:style-name="gr188" draw:text-style-name="P33" draw:layer="layout" svg:width="4cm" svg:height="0.729cm" svg:x="8.2cm" svg:y="10.698cm">
          <draw:text-box>
            <text:p text:style-name="P1"><text:span text:style-name="T18">Auth_Answer(Sol)</text:span></text:p>
          </draw:text-box>
        </draw:frame>
        <draw:line draw:style-name="gr189" draw:text-style-name="P1" draw:layer="layout" svg:x1="8.498cm" svg:y1="11.5cm" svg:x2="11.898cm" svg:y2="11.5cm">
          <text:p/>
        </draw:line>
        <draw:custom-shape draw:style-name="gr31" draw:text-style-name="P1" draw:layer="layout" svg:width="4cm" svg:height="0.9cm" svg:x="12.6cm" svg:y="15cm">
          <text:p text:style-name="P1">ST_Sign</text:p>
          <draw:enhanced-geometry svg:viewBox="0 0 21600 21600" draw:type="rectangle" draw:enhanced-path="M 0 0 L 21600 0 21600 21600 0 21600 0 0 Z N"/>
        </draw:custom-shape>
        <draw:custom-shape draw:style-name="gr31" draw:text-style-name="P1" draw:layer="layout" svg:width="4cm" svg:height="0.9cm" svg:x="12.599cm" svg:y="18.199cm">
          <text:p text:style-name="P1">ST_Greeting</text:p>
          <draw:enhanced-geometry svg:viewBox="0 0 21600 21600" draw:type="rectangle" draw:enhanced-path="M 0 0 L 21600 0 21600 21600 0 21600 0 0 Z N"/>
        </draw:custom-shape>
        <draw:custom-shape draw:style-name="gr31" draw:text-style-name="P1" draw:layer="layout" svg:width="4cm" svg:height="0.9cm" svg:x="12.399cm" svg:y="22.699cm">
          <text:p text:style-name="P1">ST_Exchange</text:p>
          <draw:enhanced-geometry svg:viewBox="0 0 21600 21600" draw:mirror-horizontal="false" draw:mirror-vertical="false" draw:type="rectangle" draw:enhanced-path="M 0 0 L 21600 0 21600 21600 0 21600 0 0 Z N"/>
        </draw:custom-shape>
        <draw:frame draw:style-name="gr185" draw:text-style-name="P1" draw:layer="layout" svg:width="4.4cm" svg:height="0.729cm" svg:x="8.2cm" svg:y="14.098cm">
          <draw:text-box>
            <text:p text:style-name="P1">Auth_Phrase(nil)</text:p>
          </draw:text-box>
        </draw:frame>
        <draw:line draw:style-name="gr15" draw:text-style-name="P1" draw:layer="layout" svg:x1="8.498cm" svg:y1="14.9cm" svg:x2="11.898cm" svg:y2="14.9cm">
          <text:p/>
        </draw:line>
        <draw:frame draw:style-name="gr185" draw:text-style-name="P1" draw:layer="layout" svg:width="4.4cm" svg:height="0.729cm" svg:x="8cm" svg:y="15.298cm">
          <draw:text-box>
            <text:p text:style-name="P1">Auth_Sign</text:p>
          </draw:text-box>
        </draw:frame>
        <draw:line draw:style-name="gr190" draw:text-style-name="P1" draw:layer="layout" svg:x1="8.497cm" svg:y1="16.1cm" svg:x2="11.897cm" svg:y2="16.1cm">
          <text:p/>
        </draw:line>
        <draw:frame draw:style-name="gr185" draw:text-style-name="P1" draw:layer="layout" svg:width="3.9cm" svg:height="0.729cm" svg:x="8.3cm" svg:y="18.298cm">
          <draw:text-box>
            <text:p text:style-name="P1">Auth_Hello</text:p>
          </draw:text-box>
        </draw:frame>
        <draw:line draw:style-name="gr15" draw:text-style-name="P1" draw:layer="layout" svg:x1="8.498cm" svg:y1="19.1cm" svg:x2="11.898cm" svg:y2="19.1cm">
          <text:p/>
        </draw:line>
        <draw:frame draw:style-name="gr185" draw:text-style-name="P1" draw:layer="layout" svg:width="4.5cm" svg:height="0.729cm" svg:x="8cm" svg:y="21.798cm">
          <draw:text-box>
            <text:p text:style-name="P1">Auth_Phrase</text:p>
          </draw:text-box>
        </draw:frame>
        <draw:line draw:style-name="gr14" draw:text-style-name="P1" draw:layer="layout" svg:x1="8.496cm" svg:y1="22.6cm" svg:x2="11.896cm" svg:y2="22.6cm">
          <text:p/>
        </draw:line>
        <draw:frame draw:style-name="gr185" draw:text-style-name="P1" draw:layer="layout" svg:width="4.1cm" svg:height="0.729cm" svg:x="8.1cm" svg:y="22.798cm">
          <draw:text-box>
            <text:p text:style-name="P1">Auth_Sign</text:p>
          </draw:text-box>
        </draw:frame>
        <draw:line draw:style-name="gr15" draw:text-style-name="P1" draw:layer="layout" svg:x1="8.498cm" svg:y1="23.6cm" svg:x2="11.898cm" svg:y2="23.6cm">
          <text:p/>
        </draw:line>
        <draw:custom-shape draw:style-name="gr182" draw:text-style-name="P33" draw:layer="layout" svg:width="4cm" svg:height="0.9cm" svg:x="12.599cm" svg:y="16.199cm">
          <text:p text:style-name="P33">ST_Captcha</text:p>
          <draw:enhanced-geometry svg:viewBox="0 0 21600 21600" draw:type="rectangle" draw:enhanced-path="M 0 0 L 21600 0 21600 21600 0 21600 0 0 Z N"/>
        </draw:custom-shape>
        <draw:frame draw:style-name="gr185" draw:text-style-name="P34" draw:layer="layout" svg:width="4cm" svg:height="0.729cm" svg:x="8.2cm" svg:y="16.298cm">
          <draw:text-box>
            <text:p text:style-name="P1"><text:span text:style-name="T28">Auth_Captcha</text:span></text:p>
          </draw:text-box>
        </draw:frame>
        <draw:line draw:style-name="gr191" draw:text-style-name="P1" draw:layer="layout" svg:x1="8.498cm" svg:y1="17.1cm" svg:x2="11.898cm" svg:y2="17.1cm">
          <text:p/>
        </draw:line>
        <draw:frame draw:style-name="gr188" draw:text-style-name="P34" draw:layer="layout" svg:width="4.4cm" svg:height="0.729cm" svg:x="8cm" svg:y="17.298cm">
          <draw:text-box>
            <text:p text:style-name="P1"><text:span text:style-name="T28">Auth_Answer(Cap)</text:span></text:p>
          </draw:text-box>
        </draw:frame>
        <draw:line draw:style-name="gr189" draw:text-style-name="P1" draw:layer="layout" svg:x1="8.497cm" svg:y1="18.1cm" svg:x2="11.897cm" svg:y2="18.1cm">
          <text:p/>
        </draw:line>
        <draw:custom-shape draw:style-name="gr19" draw:text-style-name="P1" draw:layer="layout" svg:width="3.801cm" svg:height="0.9cm" svg:x="3.797cm" svg:y="23.498cm">
          <text:p text:style-name="P1">ST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5.4cm">
          <draw:text-box>
            <text:p>Асинхронный обмен данными</text:p>
          </draw:text-box>
        </draw:frame>
        <draw:line draw:style-name="gr15" draw:text-style-name="P1" draw:layer="layout" svg:x1="8.498cm" svg:y1="25.2cm" svg:x2="11.898cm" svg:y2="25.2cm">
          <text:p/>
        </draw:line>
        <draw:line draw:style-name="gr14" draw:text-style-name="P1" draw:layer="layout" svg:x1="8.495cm" svg:y1="26.3cm" svg:x2="11.895cm" svg:y2="26.3cm">
          <text:p/>
        </draw:line>
        <draw:custom-shape draw:style-name="gr182" draw:text-style-name="P33" draw:layer="layout" svg:width="4cm" svg:height="0.9cm" svg:x="12.598cm" svg:y="11.498cm">
          <text:p text:style-name="P33">ST_KeyRequest</text:p>
          <draw:enhanced-geometry svg:viewBox="0 0 21600 21600" draw:type="rectangle" draw:enhanced-path="M 0 0 L 21600 0 21600 21600 0 21600 0 0 Z N"/>
        </draw:custom-shape>
        <draw:frame draw:style-name="gr188" draw:text-style-name="P33" draw:layer="layout" svg:width="4.5cm" svg:height="0.729cm" svg:x="8cm" svg:y="11.698cm">
          <draw:text-box>
            <text:p text:style-name="P1"><text:span text:style-name="T18">Request(nil)</text:span></text:p>
          </draw:text-box>
        </draw:frame>
        <draw:line draw:style-name="gr187" draw:text-style-name="P1" draw:layer="layout" svg:x1="8.497cm" svg:y1="12.5cm" svg:x2="11.897cm" svg:y2="12.5cm">
          <text:p/>
        </draw:line>
        <draw:frame draw:style-name="gr188" draw:text-style-name="P34" draw:layer="layout" svg:width="3.101cm" svg:height="0.729cm" svg:x="8.597cm" svg:y="12.798cm">
          <draw:text-box>
            <text:p text:style-name="P1"><text:span text:style-name="T28">Record</text:span></text:p>
          </draw:text-box>
        </draw:frame>
        <draw:line draw:style-name="gr189" draw:text-style-name="P1" draw:layer="layout" svg:x1="8.497cm" svg:y1="13.6cm" svg:x2="11.897cm" svg:y2="13.6cm">
          <text:p/>
        </draw:line>
        <draw:custom-shape draw:style-name="gr182" draw:text-style-name="P33" draw:layer="layout" svg:width="4cm" svg:height="0.9cm" svg:x="12.597cm" svg:y="13.797cm">
          <text:p text:style-name="P33">ST_Protocol</text:p>
          <draw:enhanced-geometry svg:viewBox="0 0 21600 21600" draw:type="rectangle" draw:enhanced-path="M 0 0 L 21600 0 21600 21600 0 21600 0 0 Z N"/>
        </draw:custom-shape>
        <draw:frame draw:style-name="gr194" draw:text-style-name="P34" draw:layer="layout" svg:width="4.6cm" svg:height="0.729cm" svg:x="8cm" svg:y="19.398cm">
          <draw:text-box>
            <text:p text:style-name="P1"><text:span text:style-name="T28">Request(nil)</text:span></text:p>
          </draw:text-box>
        </draw:frame>
        <draw:line draw:style-name="gr189" draw:text-style-name="P1" draw:layer="layout" svg:x1="8.499cm" svg:y1="20.2cm" svg:x2="11.899cm" svg:y2="20.2cm">
          <text:p/>
        </draw:line>
        <draw:frame draw:style-name="gr194" draw:text-style-name="P34" draw:layer="layout" svg:width="3.101cm" svg:height="0.729cm" svg:x="8.598cm" svg:y="20.398cm">
          <draw:text-box>
            <text:p text:style-name="P1"><text:span text:style-name="T28">Record</text:span></text:p>
          </draw:text-box>
        </draw:frame>
        <draw:line draw:style-name="gr187" draw:text-style-name="P1" draw:layer="layout" svg:x1="8.498cm" svg:y1="21.2cm" svg:x2="11.898cm" svg:y2="21.2cm">
          <text:p/>
        </draw:line>
        <draw:custom-shape draw:style-name="gr195" draw:text-style-name="P35" draw:layer="layout" svg:width="3.801cm" svg:height="0.9cm" svg:x="3.797cm" svg:y="20.298cm">
          <text:p text:style-name="P1"><text:span text:style-name="T29">ST_KeyRequest</text:span></text:p>
          <draw:enhanced-geometry svg:viewBox="0 0 21600 21600" draw:type="rectangle" draw:enhanced-path="M 0 0 L 21600 0 21600 21600 0 21600 0 0 Z N"/>
        </draw:custom-shape>
        <draw:frame draw:style-name="gr196" draw:layer="layout" svg:width="11.098cm" svg:height="0.729cm" svg:x="5.002cm" svg:y="1.671cm">
          <draw:text-box>
            <text:p>Стадии обмена охотника и слушателя по версию 0.50</text:p>
          </draw:text-box>
        </draw:frame>
        <draw:frame draw:style-name="gr196" draw:text-style-name="P36" draw:layer="layout" svg:width="0.845cm" svg:height="0.886cm" svg:x="17.9cm" svg:y="14.4cm">
          <draw:text-box>
            <text:p><text:span text:style-name="T30">L</text:span></text:p>
          </draw:text-box>
        </draw:frame>
        <draw:frame draw:style-name="gr196" draw:text-style-name="P37" draw:layer="layout" svg:width="0.908cm" svg:height="0.886cm" svg:x="2.655cm" svg:y="14.3cm">
          <draw:text-box>
            <text:p><text:span text:style-name="T31">H</text:span></text:p>
          </draw:text-box>
        </draw:frame>
      </draw:page>
      <draw:page draw:name="page17" draw:style-name="dp1" draw:master-page-name="Default">
        <draw:custom-shape draw:style-name="gr197" draw:text-style-name="P38" draw:layer="layout" svg:width="4cm" svg:height="0.9cm" svg:x="12.6cm" svg:y="6.9cm">
          <text:p text:style-name="P1"><text:span text:style-name="T32">ST_IpCheck</text:span></text:p>
          <draw:enhanced-geometry svg:viewBox="0 0 21600 21600" draw:type="rectangle" draw:enhanced-path="M 0 0 L 21600 0 21600 21600 0 21600 0 0 Z N"/>
        </draw:custom-shape>
        <draw:custom-shape draw:style-name="gr198" draw:text-style-name="P38" draw:layer="layout" svg:width="3.801cm" svg:height="0.9cm" svg:x="3.799cm" svg:y="5.7cm">
          <text:p text:style-name="P1"><text:span text:style-name="T32">ST_IpCheck</text:span></text:p>
          <draw:enhanced-geometry svg:viewBox="0 0 21600 21600" draw:type="rectangle" draw:enhanced-path="M 0 0 L 21600 0 21600 21600 0 21600 0 0 Z N"/>
        </draw:custom-shape>
        <draw:frame draw:style-name="gr199" draw:text-style-name="P32" draw:layer="layout" svg:width="4.325cm" svg:height="0.763cm" svg:x="3.6cm" svg:y="2.9cm">
          <draw:text-box>
            <text:p><text:span text:style-name="T27">Стадии охотника</text:span></text:p>
          </draw:text-box>
        </draw:frame>
        <draw:frame draw:style-name="gr200" draw:text-style-name="P32" draw:layer="layout" svg:width="4.752cm" svg:height="0.763cm" svg:x="12.199cm" svg:y="2.9cm">
          <draw:text-box>
            <text:p><text:span text:style-name="T27">Стадии слушателя</text:span></text:p>
          </draw:text-box>
        </draw:frame>
        <draw:custom-shape draw:style-name="gr197" draw:text-style-name="P38" draw:layer="layout" svg:width="4cm" svg:height="0.9cm" svg:x="12.599cm" svg:y="8.099cm">
          <text:p text:style-name="P1"><text:span text:style-name="T32">ST_Protocol</text:span></text:p>
          <draw:enhanced-geometry svg:viewBox="0 0 21600 21600" draw:type="rectangle" draw:enhanced-path="M 0 0 L 21600 0 21600 21600 0 21600 0 0 Z N"/>
        </draw:custom-shape>
        <draw:custom-shape draw:style-name="gr198" draw:text-style-name="P38" draw:layer="layout" svg:width="3.801cm" svg:height="0.9cm" svg:x="3.798cm" svg:y="6.899cm">
          <text:p text:style-name="P1"><text:span text:style-name="T32">ST_Protocol</text:span></text:p>
          <draw:enhanced-geometry svg:viewBox="0 0 21600 21600" draw:type="rectangle" draw:enhanced-path="M 0 0 L 21600 0 21600 21600 0 21600 0 0 Z N"/>
        </draw:custom-shape>
        <draw:custom-shape draw:style-name="gr201" draw:text-style-name="P39" draw:layer="layout" svg:width="4cm" svg:height="0.9cm" svg:x="12.599cm" svg:y="9.299cm">
          <text:p text:style-name="P1"><text:span text:style-name="T33">ST_Puzzle</text:span></text:p>
          <draw:enhanced-geometry svg:viewBox="0 0 21600 21600" draw:type="rectangle" draw:enhanced-path="M 0 0 L 21600 0 21600 21600 0 21600 0 0 Z N"/>
        </draw:custom-shape>
        <draw:custom-shape draw:style-name="gr198" draw:text-style-name="P38" draw:layer="layout" svg:width="3.801cm" svg:height="0.9cm" svg:x="3.798cm" svg:y="19.599cm">
          <text:p text:style-name="P1"><text:span text:style-name="T32">ST_Sign</text:span></text:p>
          <draw:enhanced-geometry svg:viewBox="0 0 21600 21600" draw:type="rectangle" draw:enhanced-path="M 0 0 L 21600 0 21600 21600 0 21600 0 0 Z N"/>
        </draw:custom-shape>
        <draw:frame draw:style-name="gr202" draw:text-style-name="P40" draw:layer="layout" svg:width="3.106cm" svg:height="0.729cm" svg:x="8.6cm" svg:y="7.1cm">
          <draw:text-box>
            <text:p><text:span text:style-name="T32">подключение</text:span></text:p>
          </draw:text-box>
        </draw:frame>
        <draw:line draw:style-name="gr184" draw:text-style-name="P1" draw:layer="layout" svg:x1="8.5cm" svg:y1="7.9cm" svg:x2="11.9cm" svg:y2="7.9cm">
          <text:p/>
        </draw:line>
        <draw:frame draw:style-name="gr203" draw:text-style-name="P38" draw:layer="layout" svg:width="3.101cm" svg:height="0.729cm" svg:x="8.599cm" svg:y="8.198cm">
          <draw:text-box>
            <text:p text:style-name="P1"><text:span text:style-name="T32">Auth_Hello</text:span></text:p>
          </draw:text-box>
        </draw:frame>
        <draw:line draw:style-name="gr14" draw:text-style-name="P1" draw:layer="layout" svg:x1="8.499cm" svg:y1="9cm" svg:x2="11.899cm" svg:y2="9cm">
          <text:p/>
        </draw:line>
        <draw:frame draw:style-name="gr204" draw:text-style-name="P39" draw:layer="layout" svg:width="3.101cm" svg:height="0.729cm" svg:x="8.598cm" svg:y="9.398cm">
          <draw:text-box>
            <text:p text:style-name="P1"><text:span text:style-name="T33">Auth_Puzzle</text:span></text:p>
          </draw:text-box>
        </draw:frame>
        <draw:line draw:style-name="gr187" draw:text-style-name="P1" draw:layer="layout" svg:x1="8.498cm" svg:y1="10.2cm" svg:x2="11.898cm" svg:y2="10.2cm">
          <text:p/>
        </draw:line>
        <draw:frame draw:style-name="gr205" draw:text-style-name="P39" draw:layer="layout" svg:width="4.2cm" svg:height="1.207cm" svg:x="8.1cm" svg:y="10.459cm">
          <draw:text-box>
            <text:p text:style-name="P1"><text:span text:style-name="T33">Auth_Answer(Sol)</text:span></text:p>
          </draw:text-box>
        </draw:frame>
        <draw:line draw:style-name="gr189" draw:text-style-name="P1" draw:layer="layout" svg:x1="8.498cm" svg:y1="11.5cm" svg:x2="11.898cm" svg:y2="11.5cm">
          <text:p/>
        </draw:line>
        <draw:custom-shape draw:style-name="gr197" draw:text-style-name="P38" draw:layer="layout" svg:width="4cm" svg:height="0.9cm" svg:x="12.6cm" svg:y="15.079cm">
          <text:p text:style-name="P1"><text:span text:style-name="T32">ST_Sign</text:span></text:p>
          <draw:enhanced-geometry svg:viewBox="0 0 21600 21600" draw:type="rectangle" draw:enhanced-path="M 0 0 L 21600 0 21600 21600 0 21600 0 0 Z N"/>
        </draw:custom-shape>
        <draw:custom-shape draw:style-name="gr197" draw:text-style-name="P38" draw:layer="layout" svg:width="4cm" svg:height="0.9cm" svg:x="12.599cm" svg:y="16.199cm">
          <text:p text:style-name="P1"><text:span text:style-name="T32">ST_Greeting</text:span></text:p>
          <draw:enhanced-geometry svg:viewBox="0 0 21600 21600" draw:type="rectangle" draw:enhanced-path="M 0 0 L 21600 0 21600 21600 0 21600 0 0 Z N"/>
        </draw:custom-shape>
        <draw:custom-shape draw:style-name="gr197" draw:text-style-name="P38" draw:layer="layout" svg:width="4cm" svg:height="0.9cm" svg:x="12.599cm" svg:y="23.499cm">
          <text:p text:style-name="P1"><text:span text:style-name="T32">ST_Exchange</text:span></text:p>
          <draw:enhanced-geometry svg:viewBox="0 0 21600 21600" draw:mirror-horizontal="false" draw:mirror-vertical="false" draw:type="rectangle" draw:enhanced-path="M 0 0 L 21600 0 21600 21600 0 21600 0 0 Z N"/>
        </draw:custom-shape>
        <draw:frame draw:style-name="gr206" draw:text-style-name="P38" draw:layer="layout" svg:width="3.9cm" svg:height="1.207cm" svg:x="8.4cm" svg:y="13.796cm">
          <draw:text-box>
            <text:p text:style-name="P1"><text:span text:style-name="T32">Auth_Phrase(nil)</text:span></text:p>
          </draw:text-box>
        </draw:frame>
        <draw:line draw:style-name="gr15" draw:text-style-name="P1" draw:layer="layout" svg:x1="8.498cm" svg:y1="14.837cm" svg:x2="11.898cm" svg:y2="14.837cm">
          <text:p/>
        </draw:line>
        <draw:frame draw:style-name="gr207" draw:text-style-name="P38" draw:layer="layout" svg:width="4cm" svg:height="0.729cm" svg:x="8.2cm" svg:y="15.243cm">
          <draw:text-box>
            <text:p text:style-name="P1"><text:span text:style-name="T32">Auth_Sign(nil)</text:span></text:p>
          </draw:text-box>
        </draw:frame>
        <draw:line draw:style-name="gr190" draw:text-style-name="P1" draw:layer="layout" svg:x1="8.497cm" svg:y1="16.016cm" svg:x2="11.897cm" svg:y2="16.016cm">
          <text:p/>
        </draw:line>
        <draw:frame draw:style-name="gr203" draw:text-style-name="P38" draw:layer="layout" svg:width="3.101cm" svg:height="0.729cm" svg:x="8.598cm" svg:y="16.298cm">
          <draw:text-box>
            <text:p text:style-name="P1"><text:span text:style-name="T32">Auth_Hello</text:span></text:p>
          </draw:text-box>
        </draw:frame>
        <draw:line draw:style-name="gr191" draw:text-style-name="P1" draw:layer="layout" svg:x1="8.498cm" svg:y1="17.1cm" svg:x2="11.898cm" svg:y2="17.1cm">
          <text:p/>
        </draw:line>
        <draw:frame draw:style-name="gr203" draw:text-style-name="P38" draw:layer="layout" svg:width="3.101cm" svg:height="0.729cm" svg:x="8.596cm" svg:y="19.798cm">
          <draw:text-box>
            <text:p text:style-name="P1"><text:span text:style-name="T32">Auth_Phrase</text:span></text:p>
          </draw:text-box>
        </draw:frame>
        <draw:line draw:style-name="gr14" draw:text-style-name="P1" draw:layer="layout" svg:x1="8.496cm" svg:y1="20.6cm" svg:x2="11.896cm" svg:y2="20.6cm">
          <text:p/>
        </draw:line>
        <draw:frame draw:style-name="gr208" draw:text-style-name="P38" draw:layer="layout" svg:width="3.9cm" svg:height="1.066cm" svg:x="8.3cm" svg:y="20.684cm">
          <draw:text-box>
            <text:p text:style-name="P1"><text:span text:style-name="T32">Auth_Sign</text:span></text:p>
          </draw:text-box>
        </draw:frame>
        <draw:line draw:style-name="gr15" draw:text-style-name="P1" draw:layer="layout" svg:x1="8.498cm" svg:y1="21.6cm" svg:x2="11.898cm" svg:y2="21.6cm">
          <text:p/>
        </draw:line>
        <draw:custom-shape draw:style-name="gr201" draw:text-style-name="P39" draw:layer="layout" svg:width="4cm" svg:height="0.9cm" svg:x="12.602cm" svg:y="20.699cm">
          <text:p text:style-name="P1"><text:span text:style-name="T33">ST_Captcha</text:span></text:p>
          <draw:enhanced-geometry svg:viewBox="0 0 21600 21600" draw:type="rectangle" draw:enhanced-path="M 0 0 L 21600 0 21600 21600 0 21600 0 0 Z N"/>
        </draw:custom-shape>
        <draw:frame draw:style-name="gr209" draw:text-style-name="P41" draw:layer="layout" svg:width="3.9cm" svg:height="0.741cm" svg:x="8.2cm" svg:y="21.559cm">
          <draw:text-box>
            <text:p text:style-name="P1"><text:span text:style-name="T34">Auth_Captcha</text:span></text:p>
          </draw:text-box>
        </draw:frame>
        <draw:frame draw:style-name="gr210" draw:text-style-name="P41" draw:layer="layout" svg:width="4.3cm" svg:height="0.866cm" svg:x="8.1cm" svg:y="22.7cm">
          <draw:text-box>
            <text:p text:style-name="P1"><text:span text:style-name="T34">Auth_Answer(Cap)</text:span></text:p>
          </draw:text-box>
        </draw:frame>
        <draw:line draw:style-name="gr189" draw:text-style-name="P1" draw:layer="layout" svg:x1="8.5cm" svg:y1="23.5cm" svg:x2="11.9cm" svg:y2="23.5cm">
          <text:p/>
        </draw:line>
        <draw:custom-shape draw:style-name="gr198" draw:text-style-name="P38" draw:layer="layout" svg:width="3.801cm" svg:height="0.9cm" svg:x="3.8cm" svg:y="22.6cm">
          <text:p text:style-name="P1"><text:span text:style-name="T32">ST_Exchange</text:span></text:p>
          <draw:enhanced-geometry svg:viewBox="0 0 21600 21600" draw:type="rectangle" draw:enhanced-path="M 0 0 L 21600 0 21600 21600 0 21600 0 0 Z N"/>
        </draw:custom-shape>
        <draw:frame draw:style-name="gr211" draw:text-style-name="P32" draw:layer="layout" svg:width="2.001cm" svg:height="0.763cm" svg:x="9.099cm" svg:y="3.7cm">
          <draw:text-box>
            <text:p><text:span text:style-name="T27">Обмен</text:span></text:p>
          </draw:text-box>
        </draw:frame>
        <draw:frame draw:style-name="gr212" draw:text-style-name="P40" draw:layer="layout" svg:width="6.408cm" svg:height="0.729cm" svg:x="7.1cm" svg:y="25.4cm">
          <draw:text-box>
            <text:p><text:span text:style-name="T32">Асинхронный обмен данными</text:span></text:p>
          </draw:text-box>
        </draw:frame>
        <draw:line draw:style-name="gr15" draw:text-style-name="P1" draw:layer="layout" svg:x1="8.498cm" svg:y1="25.2cm" svg:x2="11.898cm" svg:y2="25.2cm">
          <text:p/>
        </draw:line>
        <draw:line draw:style-name="gr14" draw:text-style-name="P1" draw:layer="layout" svg:x1="8.495cm" svg:y1="26.3cm" svg:x2="11.895cm" svg:y2="26.3cm">
          <text:p/>
        </draw:line>
        <draw:custom-shape draw:style-name="gr201" draw:text-style-name="P39" draw:layer="layout" svg:width="4cm" svg:height="0.9cm" svg:x="12.598cm" svg:y="11.498cm">
          <text:p text:style-name="P1"><text:span text:style-name="T33">ST_KeyRequest</text:span></text:p>
          <draw:enhanced-geometry svg:viewBox="0 0 21600 21600" draw:type="rectangle" draw:enhanced-path="M 0 0 L 21600 0 21600 21600 0 21600 0 0 Z N"/>
        </draw:custom-shape>
        <draw:frame draw:style-name="gr213" draw:text-style-name="P39" draw:layer="layout" svg:width="3.101cm" svg:height="0.729cm" svg:x="8.697cm" svg:y="11.698cm">
          <draw:text-box>
            <text:p text:style-name="P1"><text:span text:style-name="T33">Request(nil)</text:span></text:p>
          </draw:text-box>
        </draw:frame>
        <draw:line draw:style-name="gr187" draw:text-style-name="P1" draw:layer="layout" svg:x1="8.497cm" svg:y1="12.5cm" svg:x2="11.897cm" svg:y2="12.5cm">
          <text:p/>
        </draw:line>
        <draw:frame draw:style-name="gr213" draw:text-style-name="P41" draw:layer="layout" svg:width="3.101cm" svg:height="0.729cm" svg:x="8.597cm" svg:y="12.798cm">
          <draw:text-box>
            <text:p text:style-name="P1"><text:span text:style-name="T34">Record</text:span></text:p>
          </draw:text-box>
        </draw:frame>
        <draw:line draw:style-name="gr189" draw:text-style-name="P1" draw:layer="layout" svg:x1="8.497cm" svg:y1="13.6cm" svg:x2="11.897cm" svg:y2="13.6cm">
          <text:p/>
        </draw:line>
        <draw:custom-shape draw:style-name="gr201" draw:text-style-name="P39" draw:layer="layout" svg:width="4cm" svg:height="0.9cm" svg:x="12.597cm" svg:y="13.855cm">
          <text:p text:style-name="P1"><text:span text:style-name="T33">ST_Protocol</text:span></text:p>
          <draw:enhanced-geometry svg:viewBox="0 0 21600 21600" draw:type="rectangle" draw:enhanced-path="M 0 0 L 21600 0 21600 21600 0 21600 0 0 Z N"/>
        </draw:custom-shape>
        <draw:frame draw:style-name="gr214" draw:text-style-name="P41" draw:layer="layout" svg:width="3.101cm" svg:height="0.729cm" svg:x="8.599cm" svg:y="17.398cm">
          <draw:text-box>
            <text:p text:style-name="P1"><text:span text:style-name="T34">Request(nil)</text:span></text:p>
          </draw:text-box>
        </draw:frame>
        <draw:line draw:style-name="gr189" draw:text-style-name="P1" draw:layer="layout" svg:x1="8.499cm" svg:y1="18.2cm" svg:x2="11.899cm" svg:y2="18.2cm">
          <text:p/>
        </draw:line>
        <draw:frame draw:style-name="gr214" draw:text-style-name="P41" draw:layer="layout" svg:width="3.101cm" svg:height="0.729cm" svg:x="8.598cm" svg:y="18.398cm">
          <draw:text-box>
            <text:p text:style-name="P1"><text:span text:style-name="T34">Record</text:span></text:p>
          </draw:text-box>
        </draw:frame>
        <draw:line draw:style-name="gr187" draw:text-style-name="P1" draw:layer="layout" svg:x1="8.498cm" svg:y1="19.2cm" svg:x2="11.898cm" svg:y2="19.2cm">
          <text:p/>
        </draw:line>
        <draw:custom-shape draw:style-name="gr215" draw:text-style-name="P39" draw:layer="layout" svg:width="3.801cm" svg:height="0.9cm" svg:x="3.797cm" svg:y="18.298cm">
          <text:p text:style-name="P1"><text:span text:style-name="T33">ST_KeyRequest</text:span></text:p>
          <draw:enhanced-geometry svg:viewBox="0 0 21600 21600" draw:type="rectangle" draw:enhanced-path="M 0 0 L 21600 0 21600 21600 0 21600 0 0 Z N"/>
        </draw:custom-shape>
        <draw:frame draw:style-name="gr216" draw:text-style-name="P40" draw:layer="layout" svg:width="10.764cm" svg:height="0.729cm" svg:x="4.902cm" svg:y="1.671cm">
          <draw:text-box>
            <text:p><text:span text:style-name="T32">Стадии обмена охотника и слушателя с версии 0.51</text:span></text:p>
          </draw:text-box>
        </draw:frame>
        <draw:frame draw:style-name="gr196" draw:text-style-name="P36" draw:layer="layout" svg:width="0.845cm" svg:height="0.886cm" svg:x="17.9cm" svg:y="14.4cm">
          <draw:text-box>
            <text:p><text:span text:style-name="T30">L</text:span></text:p>
          </draw:text-box>
        </draw:frame>
        <draw:frame draw:style-name="gr196" draw:text-style-name="P37" draw:layer="layout" svg:width="0.908cm" svg:height="0.886cm" svg:x="2.655cm" svg:y="14.3cm">
          <draw:text-box>
            <text:p><text:span text:style-name="T31">H</text:span></text:p>
          </draw:text-box>
        </draw:frame>
      </draw:page>
      <draw:page draw:name="page18" draw:style-name="dp1" draw:master-page-name="Default">
        <draw:custom-shape draw:style-name="gr217"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18"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19"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20"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21"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22"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23"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24"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4"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4"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4"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25"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25"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25"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25"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26" draw:text-style-name="P42"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43" draw:layer="layout" svg:width="1.2cm" svg:height="0.8cm" svg:x="1.181cm" svg:y="9.834cm">
          <text:p text:style-name="P1"><text:span text:style-name="T35">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28" draw:text-style-name="P1" draw:layer="layout" svg:x1="1.8cm" svg:y1="8cm" svg:x2="1.8cm" svg:y2="10cm">
          <text:p/>
        </draw:line>
        <draw:line draw:style-name="gr228"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29"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30"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29"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9"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26"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31"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29"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31" draw:text-style-name="P44" draw:layer="layout" svg:width="0.9cm" svg:height="0.9cm" svg:x="2.3cm" svg:y="8.4cm">
          <text:p text:style-name="P1"><text:span text:style-name="T36">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28" draw:text-style-name="P1" draw:layer="layout" svg:x1="1.799cm" svg:y1="14.199cm" svg:x2="1.8cm" svg:y2="16.3cm">
          <text:p/>
        </draw:line>
        <draw:line draw:style-name="gr4" draw:text-style-name="P1" draw:layer="layout" svg:x1="2.833cm" svg:y1="16.865cm" svg:x2="2.733cm" svg:y2="17.665cm">
          <text:p/>
        </draw:line>
        <draw:custom-shape draw:style-name="gr231" draw:text-style-name="P43" draw:layer="layout" svg:width="0.9cm" svg:height="0.9cm" svg:x="2.299cm" svg:y="17.199cm">
          <text:p text:style-name="P1"><text:span text:style-name="T35">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29"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31" draw:text-style-name="P44" draw:layer="layout" svg:width="0.9cm" svg:height="0.9cm" svg:x="2.299cm" svg:y="14.599cm">
          <text:p text:style-name="P1"><text:span text:style-name="T36">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32"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33"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34"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7" draw:text-style-name="P43" draw:layer="layout" svg:width="1.2cm" svg:height="0.8cm" svg:x="1.185cm" svg:y="16.033cm">
          <text:p text:style-name="P1"><text:span text:style-name="T35">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9" draw:style-name="dp1" draw:master-page-name="Default">
        <draw:custom-shape draw:style-name="gr235"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36" draw:text-style-name="P1" draw:layer="layout" svg:x1="9.386cm" svg:y1="9.984cm" svg:x2="8.526cm" svg:y2="8.548cm">
          <text:p/>
        </draw:line>
        <draw:line draw:style-name="gr236"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40"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3"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1"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1"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6" draw:text-style-name="P45" draw:layer="layout" svg:width="0.947cm" svg:height="0.607cm" svg:x="8.5cm" svg:y="21.6cm">
          <draw:text-box>
            <text:p><text:span text:style-name="T35">1.0</text:span></text:p>
          </draw:text-box>
        </draw:frame>
        <draw:frame draw:style-name="gr246" draw:text-style-name="P45" draw:layer="layout" svg:width="0.947cm" svg:height="0.607cm" svg:x="11.7cm" svg:y="23.3cm">
          <draw:text-box>
            <text:p><text:span text:style-name="T35">0.9</text:span></text:p>
          </draw:text-box>
        </draw:frame>
        <draw:frame draw:style-name="gr246" draw:text-style-name="P45" draw:layer="layout" svg:width="0.947cm" svg:height="0.607cm" svg:x="12.953cm" svg:y="16.993cm">
          <draw:text-box>
            <text:p><text:span text:style-name="T35">0.8</text:span></text:p>
          </draw:text-box>
        </draw:frame>
      </draw:page>
      <draw:page draw:name="page20" draw:style-name="dp1" draw:master-page-name="Default">
        <draw:frame draw:style-name="gr247" draw:layer="layout" svg:width="6.945cm" svg:height="0.729cm" svg:x="6.955cm" svg:y="2.7cm">
          <draw:text-box>
            <text:p>Фрагментарный обмен файлами</text:p>
          </draw:text-box>
        </draw:frame>
        <draw:custom-shape draw:style-name="gr235"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8"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7"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49" draw:text-style-name="P46" draw:layer="layout" svg:width="0.625cm" svg:height="0.912cm" svg:x="5.201cm" svg:y="4.9cm">
          <draw:text-box>
            <text:p><text:span text:style-name="T37">A</text:span></text:p>
          </draw:text-box>
        </draw:frame>
        <draw:frame draw:style-name="gr249" draw:text-style-name="P47" draw:layer="layout" svg:width="0.625cm" svg:height="0.912cm" svg:x="12.7cm" svg:y="4.6cm">
          <draw:text-box>
            <text:p><text:span text:style-name="T38">B</text:span></text:p>
          </draw:text-box>
        </draw:frame>
        <draw:frame draw:style-name="gr250" draw:text-style-name="P48" draw:layer="layout" svg:width="0.659cm" svg:height="0.912cm" svg:x="7.675cm" svg:y="10.988cm">
          <draw:text-box>
            <text:p><text:span text:style-name="T39">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40">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41">Команда</text:span></text:p>
              </table:table-cell>
              <table:table-cell>
                <text:p><text:span text:style-name="T41">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51" draw:layer="layout" svg:width="11.492cm" svg:height="0.729cm" svg:x="2.537cm" svg:y="15.671cm">
          <draw:text-box>
            <text:p>Метаинформация собираемых файлов (h1.pnt и h2.pnt)</text:p>
          </draw:text-box>
        </draw:frame>
        <draw:frame draw:style-name="gr252"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7"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3" draw:text-style-name="P1" draw:layer="layout" svg:x1="8.2cm" svg:y1="8.7cm" svg:x2="8.684cm" svg:y2="9.456cm">
          <text:p/>
        </draw:line>
        <draw:line draw:style-name="gr253" draw:text-style-name="P1" draw:layer="layout" svg:x1="12.9cm" svg:y1="8.6cm" svg:x2="12.3cm" svg:y2="9.5cm">
          <text:p/>
        </draw:line>
      </draw:page>
      <draw:page draw:name="page21" draw:style-name="dp1" draw:master-page-name="Default">
        <draw:custom-shape draw:style-name="gr254"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9" draw:text-style-name="P46" draw:layer="layout" svg:width="0.625cm" svg:height="0.912cm" svg:x="2.6cm" svg:y="5.487cm">
          <draw:text-box>
            <text:p><text:span text:style-name="T37">A</text:span></text:p>
          </draw:text-box>
        </draw:frame>
        <draw:frame draw:style-name="gr250" draw:text-style-name="P47" draw:layer="layout" svg:width="0.659cm" svg:height="0.912cm" svg:x="16.575cm" svg:y="5.5cm">
          <draw:text-box>
            <text:p><text:span text:style-name="T38">C</text:span></text:p>
          </draw:text-box>
        </draw:frame>
        <draw:frame draw:style-name="gr250" draw:text-style-name="P48" draw:layer="layout" svg:width="0.659cm" svg:height="0.912cm" svg:x="10.241cm" svg:y="9.688cm">
          <draw:text-box>
            <text:p><text:span text:style-name="T39">B</text:span></text:p>
          </draw:text-box>
        </draw:frame>
        <draw:custom-shape draw:style-name="gr257"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3" draw:text-style-name="P1" draw:layer="layout" svg:x1="4.192cm" svg:y1="7.392cm" svg:x2="8cm" svg:y2="11.9cm">
          <text:p/>
        </draw:line>
        <draw:line draw:style-name="gr253" draw:text-style-name="P1" draw:layer="layout" svg:x1="16.8cm" svg:y1="7.4cm" svg:x2="13.2cm" svg:y2="11.9cm">
          <text:p/>
        </draw:line>
        <draw:custom-shape draw:style-name="gr259"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9"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9"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0" draw:text-style-name="P43" draw:layer="layout" svg:width="1.5cm" svg:height="1.8cm" svg:x="9.3cm" svg:y="15.4cm">
          <text:p text:style-name="P1"><text:span text:style-name="T35">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61"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62"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3"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63"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63"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64" draw:text-style-name="P17" draw:layer="layout" svg:width="1.852cm" svg:height="0.649cm" svg:x="11.2cm" svg:y="15.975cm">
          <draw:text-box>
            <text:p text:style-name="P1"><text:span text:style-name="T16">Answers</text:span></text:p>
          </draw:text-box>
        </draw:frame>
        <draw:line draw:style-name="gr265" draw:text-style-name="P1" draw:layer="layout" svg:x1="9cm" svg:y1="12.2cm" svg:x2="9.8cm" svg:y2="11.8cm">
          <text:p/>
        </draw:line>
        <draw:line draw:style-name="gr265" draw:text-style-name="P1" draw:layer="layout" svg:x1="11.3cm" svg:y1="11.7cm" svg:x2="12.2cm" svg:y2="12cm">
          <text:p/>
        </draw:line>
        <draw:frame draw:style-name="gr266" draw:text-style-name="P13" draw:layer="layout" svg:width="4.9cm" svg:height="0.73cm" svg:x="8.2cm" svg:y="2.57cm">
          <draw:text-box>
            <text:p text:style-name="P13">Запрос блоба (файла)</text:p>
          </draw:text-box>
        </draw:frame>
        <draw:line draw:style-name="gr267" draw:text-style-name="P1" draw:layer="layout" svg:x1="8.9cm" svg:y1="12.7cm" svg:x2="12.2cm" svg:y2="13.7cm">
          <text:p/>
        </draw:line>
        <draw:line draw:style-name="gr267" draw:text-style-name="P1" draw:layer="layout" svg:x1="8.4cm" svg:y1="15.3cm" svg:x2="9.3cm" svg:y2="16cm">
          <text:p/>
        </draw:line>
        <draw:line draw:style-name="gr268" draw:text-style-name="P1" draw:layer="layout" svg:x1="10.8cm" svg:y1="15.6cm" svg:x2="12.5cm" svg:y2="14.5cm">
          <text:p/>
        </draw:line>
        <draw:line draw:style-name="gr269" draw:text-style-name="P1" draw:layer="layout" svg:x1="10.5cm" svg:y1="12.6cm" svg:x2="10.7cm" svg:y2="15.4cm">
          <text:p/>
        </draw:line>
        <draw:line draw:style-name="gr270" draw:text-style-name="P1" draw:layer="layout" svg:x1="10.4cm" svg:y1="15.4cm" svg:x2="8.8cm" svg:y2="12.839cm">
          <text:p/>
        </draw:line>
        <draw:line draw:style-name="gr268" draw:text-style-name="P1" draw:layer="layout" svg:x1="10.8cm" svg:y1="16.1cm" svg:x2="11.8cm" svg:y2="15.9cm">
          <text:p/>
        </draw:line>
        <draw:line draw:style-name="gr271" draw:text-style-name="P1" draw:layer="layout" svg:x1="6cm" svg:y1="8.8cm" svg:x2="6.9cm" svg:y2="9.9cm">
          <text:p/>
        </draw:line>
        <draw:frame draw:style-name="gr272" draw:text-style-name="P45" draw:layer="layout" svg:width="3.575cm" svg:height="0.963cm" svg:x="6.3cm" svg:y="8.4cm">
          <draw:text-box>
            <text:p><text:span text:style-name="T35">Search or blob (sha1)</text:span></text:p>
            <text:p><text:span text:style-name="T35">Request</text:span></text:p>
          </draw:text-box>
        </draw:frame>
        <draw:line draw:style-name="gr273" draw:text-style-name="P1" draw:layer="layout" svg:x1="4.214cm" svg:y1="8.3cm" svg:x2="5.114cm" svg:y2="9.4cm">
          <text:p/>
        </draw:line>
        <draw:frame draw:style-name="gr274" draw:text-style-name="P50" draw:layer="layout" svg:width="1.914cm" svg:height="1.319cm" svg:x="2.8cm" svg:y="8.637cm">
          <draw:text-box>
            <text:p text:style-name="P49"><text:span text:style-name="T35">Punnet</text:span></text:p>
            <text:p text:style-name="P49"><text:span text:style-name="T35">Frag reqs</text:span></text:p>
          </draw:text-box>
        </draw:frame>
        <draw:line draw:style-name="gr275" draw:text-style-name="P1" draw:layer="layout" svg:x1="6.114cm" svg:y1="10.5cm" svg:x2="7.014cm" svg:y2="11.6cm">
          <text:p/>
        </draw:line>
        <draw:frame draw:style-name="gr274" draw:text-style-name="P50" draw:layer="layout" svg:width="2.1cm" svg:height="1.319cm" svg:x="4.9cm" svg:y="10.881cm">
          <draw:text-box>
            <text:p text:style-name="P49"><text:span text:style-name="T35">Punnet,</text:span></text:p>
            <text:p text:style-name="P49"><text:span text:style-name="T35">fragment</text:span></text:p>
            <text:p text:style-name="P49"><text:span text:style-name="T35">news</text:span></text:p>
          </draw:text-box>
        </draw:frame>
        <draw:line draw:style-name="gr276" draw:text-style-name="P1" draw:layer="layout" svg:x1="10.9cm" svg:y1="12.6cm" svg:x2="11.8cm" svg:y2="15.8cm">
          <text:p/>
        </draw:line>
        <draw:custom-shape draw:style-name="gr277"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78" draw:text-style-name="P17" draw:layer="layout" svg:width="1.789cm" svg:height="0.649cm" svg:x="11.958cm" svg:y="13.795cm">
          <draw:text-box>
            <text:p text:style-name="P1"><text:span text:style-name="T16">Punnets</text:span></text:p>
          </draw:text-box>
        </draw:frame>
        <draw:line draw:style-name="gr276" draw:text-style-name="P1" draw:layer="layout" svg:x1="11.2cm" svg:y1="12.6cm" svg:x2="12.6cm" svg:y2="13.4cm">
          <text:p/>
        </draw:line>
        <draw:line draw:style-name="gr267" draw:text-style-name="P1" draw:layer="layout" svg:x1="8.9cm" svg:y1="12.701cm" svg:x2="12.2cm" svg:y2="13.701cm">
          <text:p/>
        </draw:line>
        <draw:custom-shape draw:style-name="gr277"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78" draw:text-style-name="P17" draw:layer="layout" svg:width="1.789cm" svg:height="0.649cm" svg:x="11.958cm" svg:y="13.796cm">
          <draw:text-box>
            <text:p text:style-name="P1"><text:span text:style-name="T16">Punnets</text:span></text:p>
          </draw:text-box>
        </draw:frame>
      </draw:page>
      <draw:page draw:name="page22" draw:style-name="dp1" draw:master-page-name="Default">
        <draw:custom-shape draw:style-name="gr255"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9" draw:text-style-name="P46" draw:layer="layout" svg:width="0.625cm" svg:height="0.912cm" svg:x="4.6cm" svg:y="5.187cm">
          <draw:text-box>
            <text:p><text:span text:style-name="T37">A</text:span></text:p>
          </draw:text-box>
        </draw:frame>
        <draw:frame draw:style-name="gr250" draw:text-style-name="P51" draw:layer="layout" svg:width="0.659cm" svg:height="0.912cm" svg:x="13.8cm" svg:y="5.188cm">
          <draw:text-box>
            <text:p><text:span text:style-name="T42">B</text:span></text:p>
          </draw:text-box>
        </draw:frame>
        <draw:custom-shape draw:style-name="gr256"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47" draw:layer="layout" svg:width="0.659cm" svg:height="0.912cm" svg:x="8.875cm" svg:y="11.8cm">
          <draw:text-box>
            <text:p><text:span text:style-name="T38">C</text:span></text:p>
          </draw:text-box>
        </draw:frame>
        <draw:line draw:style-name="gr253" draw:text-style-name="P1" draw:layer="layout" svg:x1="6cm" svg:y1="7.3cm" svg:x2="9cm" svg:y2="11.8cm">
          <text:p/>
        </draw:line>
        <draw:line draw:style-name="gr253" draw:text-style-name="P1" draw:layer="layout" svg:x1="6.6cm" svg:y1="6.2cm" svg:x2="13.3cm" svg:y2="6.2cm">
          <text:p/>
        </draw:line>
        <draw:line draw:style-name="gr253" draw:text-style-name="P1" draw:layer="layout" svg:x1="13.9cm" svg:y1="7.1cm" svg:x2="10.5cm" svg:y2="11.9cm">
          <text:p/>
        </draw:line>
        <draw:custom-shape draw:style-name="gr279"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0"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1"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82"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83"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4"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5"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6" draw:text-style-name="P52"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87" draw:text-style-name="P52"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88"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9" draw:text-style-name="P52"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90" draw:text-style-name="P53" draw:layer="layout" svg:width="5.629cm" svg:height="0.764cm" svg:x="7.271cm" svg:y="2.136cm">
          <draw:text-box>
            <text:p text:style-name="P13"><text:span text:style-name="T3">Распределение записей</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3-30T22:39:12.950772185</dc:date>
    <meta:editing-duration>P12DT11H59M24S</meta:editing-duration>
    <meta:editing-cycles>420</meta:editing-cycles>
    <meta:document-statistic meta:object-count="1156"/>
  </office:meta>
</office:document-meta>
</file>